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P6" style:parent-style-name="TOC1" style:family="paragraph">
      <style:paragraph-properties>
        <style:tab-stops>
          <style:tab-stop style:type="right" style:leader-style="dotted" style:leader-text="." style:position="6.918in"/>
        </style:tab-stops>
      </style:paragraph-properties>
    </style:style>
    <style:style style:name="P7" style:parent-style-name="TOC1" style:family="paragraph">
      <style:paragraph-properties>
        <style:tab-stops>
          <style:tab-stop style:type="right" style:leader-style="dotted" style:leader-text="." style:position="6.918in"/>
        </style:tab-stops>
      </style:paragraph-properties>
    </style:style>
    <style:style style:name="P8" style:parent-style-name="TOC1" style:family="paragraph">
      <style:paragraph-properties>
        <style:tab-stops>
          <style:tab-stop style:type="right" style:leader-style="dotted" style:leader-text="." style:position="6.918in"/>
        </style:tab-stops>
      </style:paragraph-properties>
    </style:style>
    <style:style style:name="P9" style:parent-style-name="TOC1" style:family="paragraph">
      <style:paragraph-properties>
        <style:tab-stops>
          <style:tab-stop style:type="right" style:leader-style="dotted" style:leader-text="." style:position="6.918in"/>
        </style:tab-stops>
      </style:paragraph-properties>
    </style:style>
    <style:style style:name="P10" style:parent-style-name="TOC2" style:family="paragraph">
      <style:paragraph-properties>
        <style:tab-stops>
          <style:tab-stop style:type="right" style:leader-style="dotted" style:leader-text="." style:position="6.7513in"/>
        </style:tab-stops>
      </style:paragraph-properties>
    </style:style>
    <style:style style:name="P11" style:parent-style-name="TOC1" style:family="paragraph">
      <style:paragraph-properties>
        <style:tab-stops>
          <style:tab-stop style:type="right" style:leader-style="dotted" style:leader-text="." style:position="6.918in"/>
        </style:tab-stops>
      </style:paragraph-properties>
    </style:style>
    <style:style style:name="T12" style:parent-style-name="Hyperlink" style:family="text">
      <style:text-properties fo:font-style="italic" style:font-style-asian="italic" style:font-style-complex="italic"/>
    </style:style>
    <style:style style:name="P13" style:parent-style-name="TOC1" style:family="paragraph">
      <style:paragraph-properties>
        <style:tab-stops>
          <style:tab-stop style:type="right" style:leader-style="dotted" style:leader-text="." style:position="6.918in"/>
        </style:tab-stops>
      </style:paragraph-properties>
    </style:style>
    <style:style style:name="P14" style:parent-style-name="TOC1" style:family="paragraph">
      <style:paragraph-properties>
        <style:tab-stops>
          <style:tab-stop style:type="right" style:leader-style="dotted" style:leader-text="." style:position="6.918in"/>
        </style:tab-stops>
      </style:paragraph-properties>
    </style:style>
    <style:style style:name="P15" style:parent-style-name="TOC1" style:family="paragraph">
      <style:paragraph-properties>
        <style:tab-stops>
          <style:tab-stop style:type="right" style:leader-style="dotted" style:leader-text="." style:position="6.918in"/>
        </style:tab-stops>
      </style:paragraph-properties>
    </style:style>
    <style:style style:name="P16" style:parent-style-name="TOC3" style:family="paragraph">
      <style:paragraph-properties>
        <style:tab-stops>
          <style:tab-stop style:type="right" style:leader-style="dotted" style:leader-text="." style:position="6.5847in"/>
        </style:tab-stops>
      </style:paragraph-properties>
    </style:style>
    <style:style style:name="T17" style:parent-style-name="DefaultParagraphFont" style:family="text">
      <style:text-properties fo:font-weight="bold" style:font-weight-asian="bold"/>
    </style:style>
    <style:style style:name="T18" style:parent-style-name="DefaultParagraphFont" style:family="text">
      <style:text-properties fo:font-weight="bold" style:font-weight-asian="bold"/>
    </style:style>
    <style:style style:name="T19" style:parent-style-name="DefaultParagraphFont" style:family="text">
      <style:text-properties fo:font-weight="bold" style:font-weight-asian="bold"/>
    </style:style>
    <style:style style:name="T20" style:parent-style-name="DefaultParagraphFont" style:family="text">
      <style:text-properties fo:font-style="italic" style:font-style-asian="italic" style:font-style-complex="italic"/>
    </style:style>
    <style:style style:name="T21" style:parent-style-name="DefaultParagraphFont" style:family="text">
      <style:text-properties fo:font-weight="bold" style:font-weight-asian="bold"/>
    </style:style>
    <style:style style:name="T22" style:parent-style-name="DefaultParagraphFont" style:family="text">
      <style:text-properties fo:font-weight="bold" style:font-weight-asian="bold"/>
    </style:style>
    <style:style style:name="T23" style:parent-style-name="DefaultParagraphFont" style:family="text">
      <style:text-properties fo:font-style="italic" style:font-style-asian="italic" style:font-style-complex="italic"/>
    </style:style>
    <style:style style:name="T24" style:parent-style-name="DefaultParagraphFont" style:family="text">
      <style:text-properties fo:font-style="italic" style:font-style-asian="italic" style:font-style-complex="italic"/>
    </style:style>
    <style:style style:name="T25" style:parent-style-name="DefaultParagraphFont" style:family="text">
      <style:text-properties fo:font-style="italic" style:font-style-asian="italic" style:font-style-complex="italic"/>
    </style:style>
    <style:style style:name="T26" style:parent-style-name="DefaultParagraphFont" style:family="text">
      <style:text-properties fo:font-style="italic" style:font-style-asian="italic" style:font-style-complex="italic"/>
    </style:style>
    <style:style style:name="T27" style:parent-style-name="DefaultParagraphFont" style:family="text">
      <style:text-properties fo:font-style="italic" style:font-style-asian="italic" style:font-style-complex="italic"/>
    </style:style>
    <style:style style:name="P28" style:parent-style-name="Textbody" style:family="paragraph"/>
    <style:style style:name="T29" style:parent-style-name="DefaultParagraphFont" style:family="text">
      <style:text-properties fo:font-weight="bold" style:font-weight-asian="bold"/>
    </style:style>
    <style:style style:name="T30" style:parent-style-name="DefaultParagraphFont" style:family="text">
      <style:text-properties fo:font-weight="bold" style:font-weight-asian="bold"/>
    </style:style>
    <style:style style:name="P31" style:parent-style-name="Textbody" style:family="paragraph"/>
    <style:style style:name="T32" style:parent-style-name="DefaultParagraphFont" style:family="text">
      <style:text-properties fo:font-weight="bold" style:font-weight-asian="bold"/>
    </style:style>
    <style:style style:name="P33" style:parent-style-name="Textbody" style:family="paragraph"/>
    <style:style style:name="T34" style:parent-style-name="DefaultParagraphFont" style:family="text">
      <style:text-properties fo:font-weight="bold" style:font-weight-asian="bold"/>
    </style:style>
    <style:style style:name="T35" style:parent-style-name="DefaultParagraphFont" style:family="text">
      <style:text-properties fo:font-weight="bold" style:font-weight-asian="bold"/>
    </style:style>
    <style:style style:name="T36" style:parent-style-name="DefaultParagraphFont" style:family="text">
      <style:text-properties fo:font-weight="bold" style:font-weight-asian="bold"/>
    </style:style>
    <style:style style:name="P37" style:parent-style-name="Textbody" style:family="paragraph"/>
    <style:style style:name="P38" style:parent-style-name="Textbody" style:family="paragraph"/>
    <style:style style:name="T39" style:parent-style-name="DefaultParagraphFont" style:family="text">
      <style:text-properties fo:font-weight="bold" style:font-weight-asian="bold"/>
    </style:style>
    <style:style style:name="P40" style:parent-style-name="Textbody" style:family="paragraph"/>
    <style:style style:name="T41" style:parent-style-name="DefaultParagraphFont" style:family="text">
      <style:text-properties fo:font-style="italic" style:font-style-asian="italic" style:font-style-complex="italic"/>
    </style:style>
    <style:style style:name="T42" style:parent-style-name="DefaultParagraphFont" style:family="text">
      <style:text-properties fo:font-style="italic" style:font-style-asian="italic" style:font-style-complex="italic"/>
    </style:style>
    <style:style style:name="T43" style:parent-style-name="DefaultParagraphFont" style:family="text">
      <style:text-properties fo:font-style="italic" style:font-style-asian="italic" style:font-style-complex="italic"/>
    </style:style>
    <style:style style:name="T44" style:parent-style-name="DefaultParagraphFont" style:family="text">
      <style:text-properties fo:font-style="italic" style:font-style-asian="italic" style:font-style-complex="italic"/>
    </style:style>
    <style:style style:name="T45" style:parent-style-name="DefaultParagraphFont" style:family="text">
      <style:text-properties fo:font-style="italic" style:font-style-asian="italic" style:font-style-complex="italic"/>
    </style:style>
    <style:style style:name="T46" style:parent-style-name="DefaultParagraphFont" style:family="text">
      <style:text-properties fo:font-style="italic" style:font-style-asian="italic" style:font-style-complex="italic"/>
    </style:style>
    <style:style style:name="T47" style:parent-style-name="DefaultParagraphFont" style:family="text">
      <style:text-properties fo:font-style="italic" style:font-style-asian="italic" style:font-style-complex="italic"/>
    </style:style>
    <style:style style:name="P48" style:parent-style-name="List4" style:family="paragraph">
      <style:paragraph-properties fo:line-height="100%"/>
    </style:style>
    <style:style style:name="P49" style:parent-style-name="List4" style:family="paragraph">
      <style:paragraph-properties fo:line-height="100%"/>
    </style:style>
    <style:style style:name="P50" style:parent-style-name="List4" style:family="paragraph">
      <style:paragraph-properties fo:line-height="100%"/>
    </style:style>
    <style:style style:name="P51" style:parent-style-name="List4" style:family="paragraph">
      <style:paragraph-properties fo:line-height="100%"/>
    </style:style>
    <style:style style:name="P52" style:parent-style-name="List4" style:family="paragraph">
      <style:paragraph-properties fo:line-height="100%"/>
    </style:style>
    <style:style style:name="P53" style:parent-style-name="List4" style:family="paragraph">
      <style:paragraph-properties fo:line-height="100%"/>
    </style:style>
    <style:style style:name="P54" style:parent-style-name="List4" style:family="paragraph">
      <style:paragraph-properties fo:line-height="100%"/>
    </style:style>
    <style:style style:name="P55" style:parent-style-name="List4" style:family="paragraph">
      <style:paragraph-properties fo:line-height="100%"/>
    </style:style>
    <style:style style:name="P56" style:parent-style-name="List4" style:family="paragraph">
      <style:paragraph-properties fo:line-height="100%"/>
    </style:style>
    <style:style style:name="P57" style:parent-style-name="List4" style:family="paragraph">
      <style:paragraph-properties fo:line-height="100%"/>
    </style:style>
    <style:style style:name="T58" style:parent-style-name="DefaultParagraphFont" style:family="text">
      <style:text-properties fo:font-style="italic" style:font-style-asian="italic" style:font-style-complex="italic"/>
    </style:style>
    <style:style style:name="P59" style:parent-style-name="Textbody" style:family="paragraph"/>
    <style:style style:name="P60" style:parent-style-name="Textbody" style:family="paragraph"/>
    <style:style style:name="T61" style:parent-style-name="DefaultParagraphFont" style:family="text">
      <style:text-properties fo:font-style="italic" style:font-style-asian="italic" style:font-style-complex="italic"/>
    </style:style>
    <style:style style:name="P62" style:parent-style-name="Textbody" style:family="paragraph"/>
    <style:style style:name="T63" style:parent-style-name="DefaultParagraphFont" style:family="text">
      <style:text-properties fo:font-style="italic" style:font-style-asian="italic" style:font-style-complex="italic"/>
    </style:style>
    <style:style style:name="T64" style:parent-style-name="DefaultParagraphFont" style:family="text">
      <style:text-properties fo:font-style="italic" style:font-style-asian="italic" style:font-style-complex="italic"/>
    </style:style>
    <style:style style:name="T65" style:parent-style-name="DefaultParagraphFont" style:family="text">
      <style:text-properties fo:font-style="italic" style:font-style-asian="italic" style:font-style-complex="italic"/>
    </style:style>
    <style:style style:name="T66" style:parent-style-name="DefaultParagraphFont" style:family="text">
      <style:text-properties fo:font-weight="bold" style:font-weight-asian="bold"/>
    </style:style>
    <style:style style:name="T67" style:parent-style-name="DefaultParagraphFont" style:family="text">
      <style:text-properties fo:font-weight="bold" style:font-weight-asian="bold" style:font-weight-complex="bold" fo:font-style="italic" style:font-style-asian="italic" style:font-style-complex="italic"/>
    </style:style>
    <style:style style:name="T68" style:parent-style-name="DefaultParagraphFont" style:family="text">
      <style:text-properties fo:font-weight="bold" style:font-weight-asian="bold" style:font-weight-complex="bold" fo:font-style="italic" style:font-style-asian="italic" style:font-style-complex="italic"/>
    </style:style>
    <style:style style:name="T69" style:parent-style-name="DefaultParagraphFont" style:family="text">
      <style:text-properties fo:font-style="italic" style:font-style-asian="italic" style:font-style-complex="italic"/>
    </style:style>
    <style:style style:name="T70" style:parent-style-name="DefaultParagraphFont" style:family="text">
      <style:text-properties fo:font-weight="bold" style:font-weight-asian="bold" style:font-weight-complex="bold" fo:font-style="italic" style:font-style-asian="italic" style:font-style-complex="italic"/>
    </style:style>
    <style:style style:name="T71" style:parent-style-name="DefaultParagraphFont" style:family="text">
      <style:text-properties fo:font-weight="bold" style:font-weight-asian="bold"/>
    </style:style>
    <style:style style:name="T72" style:parent-style-name="DefaultParagraphFont" style:family="text">
      <style:text-properties fo:font-weight="bold" style:font-weight-asian="bold"/>
    </style:style>
  </office:automatic-styles>
  <office:body>
    <office:text text:use-soft-page-breaks="true">
      <text:p text:style-name="P1">DBI3cli</text:p>
      <text:p text:style-name="Subtitle">DBI3 Log Download and KML Converter</text:p>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6"><text:a xlink:href="#_Toc41557538" office:target-frame-name="_top" xlink:show="replace"><text:span text:style-name="Hyperlink">Overview</text:span><text:tab/>1</text:a></text:p>
          <text:p text:style-name="P7"><text:a xlink:href="#_Toc41557539" office:target-frame-name="_top" xlink:show="replace"><text:span text:style-name="Hyperlink">First Time Startup</text:span><text:tab/>1</text:a></text:p>
          <text:p text:style-name="P8"><text:a xlink:href="#_Toc41557540" office:target-frame-name="_top" xlink:show="replace"><text:span text:style-name="Hyperlink">Configuration</text:span><text:tab/>1</text:a></text:p>
          <text:p text:style-name="P9"><text:a xlink:href="#_Toc41557541" office:target-frame-name="_top" xlink:show="replace"><text:span text:style-name="Hyperlink">Moving log files to a new location</text:span><text:tab/>2</text:a></text:p>
          <text:p text:style-name="P10"><text:a xlink:href="#_Toc41557542" office:target-frame-name="_top" xlink:show="replace"><text:span text:style-name="Hyperlink">Application config options (in Main-&gt;config menu):</text:span><text:tab/>2</text:a></text:p>
          <text:p text:style-name="P11"><text:a xlink:href="#_Toc41557543" office:target-frame-name="_top" xlink:show="replace"><text:span text:style-name="Hyperlink">KML edit (</text:span><text:span text:style-name="T12">tweak</text:span><text:span text:style-name="Hyperlink">) options (in</text:span><text:span text:style-name="Hyperlink"><text:s/>Main-&gt;kml-&gt;edit menu):</text:span><text:tab/>3</text:a></text:p>
          <text:p text:style-name="P13"><text:a xlink:href="#_Toc41557544" office:target-frame-name="_top" xlink:show="replace"><text:span text:style-name="Hyperlink">Modes of Operation</text:span><text:tab/>3</text:a></text:p>
          <text:p text:style-name="P14"><text:a xlink:href="#_Toc41557545" office:target-frame-name="_top" xlink:show="replace"><text:span text:style-name="Hyperlink">Interactive Mode Menu Tree</text:span><text:tab/>4</text:a></text:p>
          <text:p text:style-name="P15"><text:a xlink:href="#_Toc41557546" office:target-frame-name="_top" xlink:show="replace"><text:span text:style-name="Hyperlink">Windows 10 Notes</text:span><text:tab/>4</text:a></text:p>
          <text:p text:style-name="P16"><text:a xlink:href="#_Toc41557547" office:target-frame-name="_top" xlink:show="replace"><text:span text:style-name="Hyperlink">Starting DBI3cli</text:span><text:tab/>4</text:a></text:p>
        </text:index-body>
      </text:table-of-content>
      <text:p text:style-name="Normal"/>
      <text:h text:style-name="Heading1" text:outline-level="1"><text:bookmark-start text:name="_Toc41557538"/>Overview<text:bookmark-end text:name="_Toc41557538"/></text:h>
      <text:p text:style-name="Textbody">This<text:s/>application,<text:s/><text:span text:style-name="T17">DBI3cli</text:span>,<text:s/>written<text:s/>in Python (2/3), runs on Windows 10, Linux, and should run on MacOS.</text:p>
      <text:p text:style-name="Textbody">Windows 10 and Linux versions have been built as a single self-contained executable that can be copied anywhere on the system and executed without “installation”.</text:p>
      <text:p text:style-name="Textbody">With the DBI3 plugged into a USB port,<text:s/><text:span text:style-name="T18">DBI3cli</text:span><text:s/>can download and/or delete LOG files located on the DBI3. <text:s/>When downloaded to the Computer, the log files are stored in a subdirectory based on the DBI3 serial number (e.g. DBI3logs/SN12345) to keep files<text:s/>from multiple DBI3 instruments separated. <text:s/>After downloading, the files can be immediately converted to KML format for display by Google Earth.</text:p>
      <text:p text:style-name="Textbody">When<text:s/>the DBI3 is not plugged into a USB port, this application can use the previously downloaded LOG files and convert/re-convert them to KML.</text:p>
      <text:p text:style-name="Textbody"><text:span text:style-name="T19">DBI3cli</text:span><text:s/>has the ability to<text:s/><text:span text:style-name="T20">tweak</text:span><text:s/>the KML output of the individual LOG files, trimming extraneous records from the<text:s/>beginning or end, altering the additional data fields included in the KML or shifting the pressure altitude if the altimeter setting was incorrect during the flight.</text:p>
      <text:h text:style-name="Heading1" text:outline-level="1"><text:bookmark-start text:name="_Toc41557539"/>First Time Startup<text:bookmark-end text:name="_Toc41557539"/></text:h>
      <text:p text:style-name="Textbody">The first time<text:s/><text:span text:style-name="T21">DBI3cli</text:span><text:s/>is started in interactive mode, it will prompt to confirm some configuration settings that will then be stored for future executions.</text:p>
      <text:p text:style-name="Textbody">The most import setting is the location to store LOG and KML files. <text:s/>The default should be reasonable for most users, but you may want to change to a cloud backed up directory such as Dropbox to protect and share the logs.</text:p>
      <text:p text:style-name="Textbody">If the first run of<text:s/><text:span text:style-name="T22">DBI3cli</text:span><text:s/>is non-interactive (e.g. --sync) it will assume<text:s/><text:span text:style-name="T23">{HOME}/Documents/DBI3logs</text:span><text:s/>and<text:s/><text:span text:style-name="T24">{HOME}/Documents/DBI3logs/kml</text:span><text:s/>are the correct LOG/KML paths to use.</text:p>
      <text:h text:style-name="Heading1" text:outline-level="1"><text:bookmark-start text:name="_Toc41557540"/>Configuration<text:bookmark-end text:name="_Toc41557540"/></text:h>
      <text:p text:style-name="Textbody">Many options can be set for the application and will be persisted in a config file (<text:span text:style-name="T25">{HOME}/.DBI3config</text:span><text:s/>where {HOME} is the users home directory as defined by the OS). <text:s/>An important configuration item is the path to store the DBI3 Log and KML files. <text:s/>The first time the application starts it will offer or default to use<text:s/><text:span text:style-name="T26">{HOME}/Documents/DBI3logs</text:span><text:s/>and<text:s/><text:span text:style-name="T27">{HOME}/Documents/DBI3logs/kml</text:span><text:s/>as the paths.</text:p>
      <text:p text:style-name="Textbody">The USB Comm port (OS specific) can also be configured, but if it is left unset the application will attempt to automatically find the DBI3 each time it starts by matching the expected USB registration id (USB VID/PID).</text:p>
      <text:p text:style-name="Textbody">There are other configuration options that affect the defaults used when converting a Log to KML. <text:s/>In the KML menu, it is also possible to define conversion defaults for an individual Log, overriding the application defaults.</text:p>
      <text:h text:style-name="Heading1" text:outline-level="1"><text:bookmark-start text:name="_Toc41557541"/>Moving log files to a new location<text:bookmark-end text:name="_Toc41557541"/></text:h>
      <text:p text:style-name="Textbody">If after downloading/converting some logs you wish to move the log directories to<text:s/>a new location (e.g. a cloud directory).</text:p>
      <text:list text:style-name="LFO1" text:continue-numbering="true">
        <text:list-item>
          <text:p text:style-name="P28">Start<text:s/><text:span text:style-name="T29">DBI3cli</text:span><text:s/>and use the<text:s/><text:span text:style-name="T30">config</text:span><text:s/>menu to configure the new paths.</text:p>
        </text:list-item>
        <text:list-item>
          <text:p text:style-name="P31">Exit<text:s/><text:span text:style-name="T32">DBI3cli</text:span></text:p>
        </text:list-item>
        <text:list-item>
          <text:p text:style-name="P33">Move (or copy now and later remove the original location) the old path to the new location.</text:p>
        </text:list-item>
      </text:list>
      <text:p text:style-name="Textbody"><text:span text:style-name="T34">DBI3cli</text:span><text:s/>should<text:s/>start<text:s/>see the logs/kml in the new location.</text:p>
      <text:p text:style-name="Textbody">If the original location is moved or deleted before using<text:s/><text:span text:style-name="T35">config</text:span>,<text:s/><text:span text:style-name="T36">DBI3cli</text:span><text:s/>will fail to start because the directories can’t be found.<text:s text:c="2"/>To recover:</text:p>
      <text:list text:style-name="LFO2" text:continue-numbering="true">
        <text:list-item>
          <text:p text:style-name="P37">Create<text:s/>empty directories<text:s/>in the original location<text:s/>(listed in the startup error message)</text:p>
        </text:list-item>
        <text:list-item>
          <text:p text:style-name="P38"><text:span text:style-name="T39">DBI3cli</text:span><text:s/>should now start so you can configure the correct (new) paths.</text:p>
        </text:list-item>
        <text:list-item>
          <text:p text:style-name="P40">Remember to cleanup the original paths.</text:p>
        </text:list-item>
      </text:list>
      <text:p text:style-name="Textbody"/>
      <text:h text:style-name="Heading2" text:outline-level="2"><text:bookmark-start text:name="_Toc41557542"/>Application config options (in Main-&gt;config menu):<text:bookmark-end text:name="_Toc41557542"/></text:h>
      <text:p text:style-name="List2">log_path – Directory path to store DBI3 Log files. <text:s/>The files will be in a serial number specific subdirectory under this path. (default<text:s/><text:span text:style-name="T41">{HOME}/Doc</text:span><text:span text:style-name="T42">uments/DBI3logs</text:span>)</text:p>
      <text:p text:style-name="List2">kml_path – Directory path to store DBI3 KML output files. (default<text:s/><text:span text:style-name="T43">{HOME}/Documents/DBI3logs/kml</text:span>)</text:p>
      <text:p text:style-name="List2">com_port – USB comm port, the name is an OS specific format, config edit will attempt to help. (default<text:s/><text:span text:style-name="T44">None</text:span><text:s/>= attempt to automatically locate)</text:p>
      <text:p text:style-name="List2">prefer_gps – If <text:s/>True and<text:s/>the<text:s/>DBI3<text:s/>firmware is 1.3 or later, GPS altitude logging is supported and will be preferred over pressure altitude in the track coordinates.<text:s/><text:s/>If False,<text:s/>always use pressure<text:s/>altitude<text:s/>(default = True)</text:p>
      <text:p text:style-name="List2">filter_age_limit – Filter the Log/KML list display to<text:s/>files that are less than filter_age_limit days old.</text:p>
      <text:p text:style-name="List2">filter_new – Filter the Log/KML list display to files that are new (newer any any Log/KML currently on the PC)</text:p>
      <text:p text:style-name="List2">filter_invalid – Filter the Log list display to files that are valid for KML conversion (i.e.<text:s/>it has GPS data records)</text:p>
      <text:p text:style-name="List2">altitudemode – Google Earth altitude mode for track display. <text:s/><text:span text:style-name="T45">clampToGround</text:span><text:s/>draws the track on the surface. <text:s/><text:span text:style-name="T46">absolute</text:span><text:s/>use the Log record altitude and will display the track above (or below!) ground. <text:s/><text:span text:style-name="T47">relativeToGround</text:span><text:s/>assumes the<text:s/>recorded altitude is above ground level (e.g. zero the altimeter at take off)</text:p>
      <text:p text:style-name="List2">extend_to_ground – When the track is displayed above ground, this will draw vertical lines to the ground to show where the track actually went.</text:p>
      <text:p text:style-name="List2">kml_use_metric – The additional DBI3 log data (temperatures, speed, …) can be included as additional data in the KML file, <text:s/>This controls english vs. metric value conversion for the additional data. <text:s/>Google Earth controls the conversion of track point altitudes.</text:p>
      <text:p text:style-name="List2">kml_fields – Controls the actual additional data fields that will be included in the KML. <text:s/>Consists of a comma separated list of the following:</text:p>
      <text:p text:style-name="P48">ALL<text:tab/>– Selects all of the following fields</text:p>
      <text:p text:style-name="P49">ROC<text:tab/>– Rate of Climb</text:p>
      <text:p text:style-name="P50">TOPT<text:tab/>– Top Temperature</text:p>
      <text:p text:style-name="P51">AMBT<text:tab/>– Ambient Temperature</text:p>
      <text:p text:style-name="P52">DIFF<text:tab/>– Computed difference<text:s/>from ambient to top temperature</text:p>
      <text:p text:style-name="P53">SOG<text:tab/>– Speed over Ground</text:p>
      <text:p text:style-name="P54">COG<text:tab/>– Course over Ground</text:p>
      <text:p text:style-name="P55">BATM<text:tab/>– DBI3 Battery voltage</text:p>
      <text:p text:style-name="P56">BRDT<text:tab/>– DBI3 internal board temperatures</text:p>
      <text:p text:style-name="P57"/>
      <text:p text:style-name="List2">verbose – Turns on verbose DEBUG output during execution for development testing.</text:p>
      <text:h text:style-name="Heading1" text:outline-level="1"><text:bookmark-start text:name="_Toc41557543"/>KML edit (<text:span text:style-name="T58">tweak</text:span>) options<text:s/>(in Main-&gt;kml-&gt;edit menu):<text:bookmark-end text:name="_Toc41557543"/></text:h>
      <text:p text:style-name="List2">trim_start_time - Ignore DBI3 data until YYYYMMDDhhmmss (trim the beginning of the Log)</text:p>
      <text:p text:style-name="List2">trim_end_time - Ignore DBI3 data after YYYYMMDDhhmmss (trim the end of the Log)</text:p>
      <text:p text:style-name="List2">prefer_gps – See Application config options.</text:p>
      <text:p text:style-name="List2">altitude_offset<text:s/>- floating point offset to the DBI3 reported altitude (adjust for incorrect altimeter setting)</text:p>
      <text:p text:style-name="List2">altitudemode - See Application config options.</text:p>
      <text:p text:style-name="List2">extend_to_ground - See Application config options.</text:p>
      <text:p text:style-name="List2">kml_use_metric - See Application config options.</text:p>
      <text:p text:style-name="List2">kml_fields –<text:s/>See Application config options.</text:p>
      <text:h text:style-name="Heading1" text:outline-level="1"><text:bookmark-start text:name="_Toc41557544"/>Modes of Operation<text:bookmark-end text:name="_Toc41557544"/></text:h>
      <text:p text:style-name="Textbody">The application has three modes of operation:</text:p>
      <text:list text:style-name="LFO3" text:continue-numbering="true">
        <text:list-item>
          <text:p text:style-name="P59">When started without command line options it will present interactive menus to prompt for command and control operations.</text:p>
        </text:list-item>
        <text:list-item>
          <text:p text:style-name="P60">When started with –<text:span text:style-name="T61">sync</text:span><text:s/>it will<text:s/>attempt to automatically connect to the DBI3, download all new files (newer than any log file currently in the Log path), and convert them to KML.</text:p>
        </text:list-item>
        <text:list-item>
          <text:p text:style-name="P62">When started with<text:s/><text:span text:style-name="T63">–file FILE</text:span><text:s/>it will convert the single Log<text:s/><text:span text:style-name="T64">FILE</text:span><text:s/>into KML, saving it in the same directory as<text:s/><text:span text:style-name="T65">FILE.</text:span></text:p>
        </text:list-item>
      </text:list>
      <text:p text:style-name="Textbody">On Windows 10, using File Explorer to find and Open (or double click) on DBI3cli.exe will open a command window and start<text:s/><text:span text:style-name="T66">DBI3cli</text:span><text:s/>in interactive mode.</text:p>
      <text:h text:style-name="Heading1" text:outline-level="1"><text:bookmark-start text:name="_Toc41557545"/>Interactive Mode Menu Tree<text:bookmark-end text:name="_Toc41557545"/></text:h>
      <text:p text:style-name="PreformattedText">Main – prompt = (DBI3)</text:p>
      <text:p text:style-name="PreformattedText"><text:s text:c="2"/>config – edit application config settings</text:p>
      <text:p text:style-name="PreformattedText"><text:s text:c="2"/>exit – exit the program</text:p>
      <text:p text:style-name="PreformattedText"><text:s text:c="2"/>filter – set the<text:s/><text:span text:style-name="T67">list</text:span><text:s/>display filter options</text:p>
      <text:p text:style-name="PreformattedText"><text:s text:c="2"/>logs – prompt = (DBI3:Logs:SN12345)</text:p>
      <text:p text:style-name="PreformattedText"><text:s text:c="4"/>back – return to Main menu</text:p>
      <text:p text:style-name="PreformattedText"><text:s text:c="4"/>exit – exit the program</text:p>
      <text:p text:style-name="PreformattedText"><text:s text:c="4"/>list – display the current DBI3 Log list and selection status</text:p>
      <text:p text:style-name="PreformattedText"><text:s text:c="4"/>select – select lines from the<text:s/><text:span text:style-name="T68">list</text:span><text:s/>for later download/conversion</text:p>
      <text:p text:style-name="PreformattedText"><text:s text:c="4"/>convert – download and convert the selected log files</text:p>
      <text:p text:style-name="PreformattedText"><text:s text:c="4"/>download – download the selected log files</text:p>
      <text:p text:style-name="PreformattedText"><text:s text:c="4"/>delete – delete the selected log files on the DBI3</text:p>
      <text:p text:style-name="PreformattedText"><text:s text:c="2"/>kml – prompt = (DBI3:KML:SN12345)</text:p>
      <text:p text:style-name="PreformattedText"><text:s text:c="4"/>back – return to main menu</text:p>
      <text:p text:style-name="PreformattedText"><text:s text:c="4"/>list – display the current Log list and selection status</text:p>
      <text:p text:style-name="PreformattedText"><text:s text:c="4"/>edit N – edit the<text:s/><text:span text:style-name="T69">tweak</text:span><text:s/>settings for the given list line</text:p>
      <text:p text:style-name="PreformattedText"><text:s text:c="4"/>exit – exit the program</text:p>
      <text:p text:style-name="PreformattedText"><text:s text:c="4"/>select – select lines from the<text:s/><text:span text:style-name="T70">list</text:span><text:s/>for later operation</text:p>
      <text:p text:style-name="PreformattedText"><text:s text:c="4"/>convert – convert all<text:s/>currently selected list items to KML</text:p>
      <text:p text:style-name="PreformattedText"><text:s text:c="4"/>refresh – refresh the current list</text:p>
      <text:p text:style-name="PreformattedText"><text:s text:c="2"/>version – display the current DBI3cli software version</text:p>
      <text:p text:style-name="Textbody"/>
      <text:p text:style-name="Textbody">Main has the options to set and alter the application configuration and listing filters.</text:p>
      <text:p text:style-name="Textbody">Logs has the options to download,<text:s/>convert, and delete LOG files on the DBI3.</text:p>
      <text:p text:style-name="Textbody">KML has the options to tweak conversion options and convert/re-convert Log files to KML.</text:p>
      <text:h text:style-name="Heading1" text:outline-level="1"><text:bookmark-start text:name="_Toc41557546"/>Windows 10 Notes<text:bookmark-end text:name="_Toc41557546"/></text:h>
      <text:h text:style-name="Heading3" text:outline-level="3"><text:bookmark-start text:name="_Toc41557547"/>Starting DBI3cli<text:bookmark-end text:name="_Toc41557547"/></text:h>
      <text:p text:style-name="Textbody">Using Windows File Explorer, navigate to DBI3cli.exe that was downloaded to the PC, and<text:s/>double click the file. <text:s/>This will start<text:s/><text:span text:style-name="T71">DBI3cli</text:span><text:s/>in interactive mode with no command line options.</text:p>
      <text:p text:style-name="Textbody">You can right-click on your desktop and New-&gt;Shortcut to create a short cut on the desktop. <text:s/>You will be prompted to navigate to the DBI3cli.exe file and then<text:s/>be given the option to alter the name of the shortcut as displayed on the desktop. <text:s/>Now you can double click the desktop shortcut to start<text:s/><text:span text:style-name="T72">DBI3cli</text:span>.</text:p>
      <text:p text:style-name="Textbody">And like Linux, you can open a ‘cmd’ or ‘powershell’ window and execute DBI3cli.exe with any options desired. The ‘-h’ option<text:s/>lists command line help.</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List1" style:display-name="List 1" style:family="paragraph" style:parent-style-name="List">
      <style:paragraph-properties fo:margin-bottom="0.0833in" fo:margin-left="0.25in" fo:text-indent="-0.25in">
        <style:tab-stops/>
      </style:paragraph-properties>
      <style:text-properties fo:hyphenate="false"/>
    </style:style>
    <style:style style:name="List2" style:display-name="List 2" style:family="paragraph" style:parent-style-name="List">
      <style:paragraph-properties fo:margin-bottom="0.0833in" fo:margin-left="0.5in" fo:text-indent="-0.25in">
        <style:tab-stops/>
      </style:paragraph-properties>
      <style:text-properties fo:hyphenate="false"/>
    </style:style>
    <style:style style:name="List3" style:display-name="List 3" style:family="paragraph" style:parent-style-name="List">
      <style:paragraph-properties fo:margin-bottom="0.0833in" fo:margin-left="0.75in" fo:text-indent="-0.25in">
        <style:tab-stops/>
      </style:paragraph-properties>
      <style:text-properties fo:hyphenate="false"/>
    </style:style>
    <style:style style:name="List4" style:display-name="List 4" style:family="paragraph" style:parent-style-name="List">
      <style:paragraph-properties fo:margin-bottom="0in" fo:margin-left="1in" fo:text-indent="-0.2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TOCHeading" style:display-name="TOC Heading" style:family="paragraph" style:parent-style-name="Heading1" style:next-style-name="Normal" style:default-outline-level="1">
      <style:paragraph-properties fo:keep-together="always" fo:widows="2" fo:orphans="2" style:vertical-align="auto" fo:margin-bottom="0in" fo:line-height="105%"/>
      <style:text-properties style:font-name="Calibri Light" style:font-name-asian="Times New Roman" style:font-name-complex="Times New Roman" fo:font-weight="normal" style:font-weight-asian="normal" style:font-weight-complex="normal" fo:color="#2E74B5" style:letter-kerning="false" fo:font-size="16pt" style:font-size-asian="16pt" style:font-size-complex="16pt" style:language-asian="en" style:country-asian="US"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style:tab-stops>
          <style:tab-stop style:type="center" style:position="3.4625in"/>
          <style:tab-stop style:type="right" style:position="6.925in"/>
        </style:tab-stops>
      </style:paragraph-properties>
    </style:style>
    <number:date-style style:name="N3" number:language="en" number:country="US">
      <number:year number:style="long" number:calendar="gregorian"/>
      <number:text>-</number:text>
      <number:month number:style="long" number:calendar="gregorian"/>
      <number:text>-</number:text>
      <number:day number:style="long" number:calendar="gregorian"/>
      <number:text> </number:text>
      <number:hours/>
      <number:text>:</number:text>
      <number:minutes number:style="long"/>
      <number:text>:</number:text>
      <number:seconds number:style="long"/>
      <number:text> </number:text>
      <number:am-pm/>
    </number:dat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office:automatic-styles>
  <office:master-styles>
    <style:master-page style:name="MP0" style:page-layout-name="PL0">
      <style:footer>
        <text:p text:style-name="P2"><text:date style:data-style-name="N3">2020-06-01 1:03:18 PM</text:date><text:tab/>www.Aerostation.org<text:tab/>Page<text:s/><text:span text:style-name="T4"><text:page-number style:num-format="1" text:fixed="false">5</text:page-number></text:span><text:s/>of<text:s/><text:span text:style-name="T5"><text:page-count style:num-format="1">5</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on Thornton</meta:initial-creator>
    <dc:creator>Ron Thornton</dc:creator>
    <meta:creation-date>2018-09-13T10:42:00Z</meta:creation-date>
    <dc:date>2020-06-01T20:00:00Z</dc:date>
    <meta:print-date>2020-05-20T20:28:00Z</meta:print-date>
    <meta:template xlink:href="Normal.dotm" xlink:type="simple"/>
    <meta:editing-cycles>25</meta:editing-cycles>
    <meta:editing-duration>PT609120S</meta:editing-duration>
    <meta:document-statistic meta:page-count="1" meta:paragraph-count="18" meta:word-count="1387" meta:character-count="9279" meta:row-count="65" meta:non-whitespace-character-count="7910"/>
  </office:meta>
</office:document-meta>
</file>